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Heading_20_4">
      <style:paragraph-properties fo:break-before="page"/>
    </style:style>
    <style:style style:name="P85" style:family="paragraph" style:parent-style-name="Quotations" style:list-style-name="L3">
      <style:paragraph-properties fo:margin-left="0.998cm" fo:margin-right="0.998cm" fo:text-indent="0cm" style:auto-text-indent="false"/>
      <style:text-properties fo:language="ru" fo:country="RU"/>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78"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6370496877617843917"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7058206324326352150" text:style-name="диалог">
        <text:list-item>
          <text:p text:style-name="P88">Ты переживаешь напрасно!</text:p>
        </text:list-item>
      </text:list>
      <text:p text:style-name="P12"><text:soft-page-break/>Или:</text:p>
      <text:list xml:id="list42556333"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2540158"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07</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5701620478097468080"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08</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530335"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081152677103703535"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10</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2535240" text:continue-list="list42540158"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2554176" text:continue-list="list42530335"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9" text:outline-level="1"><text:s/>Часть 1. <text:line-break/>Воспоминания</text:h>
      <text:p text:style-name="P66"/>
      <text:h text:style-name="P80"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2533075" text:continue-list="list42535240"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554550"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2534521"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2557286"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526403"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2550331"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537838"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526870"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2529935"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2529617"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532929"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543700"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2546226"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2552914" text:continue-numbering="true" text:style-name="диалог">
        <text:list-item>
          <text:p text:style-name="P88">Мы же живем вместе, что тебе еще надо?!</text:p>
        </text:list-item>
      </text:list>
      <text:p text:style-name="P12">Или:</text:p>
      <text:list xml:id="list42543361"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2528064" text:continue-numbering="true" text:style-name="диалог">
        <text:list-item>
          <text:p text:style-name="P88">Что ты выдумываешь?</text:p>
        </text:list-item>
      </text:list>
      <text:p text:style-name="P12"><text:soft-page-break/>Или:</text:p>
      <text:list xml:id="list42530150"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543462"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534737"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2541645" text:continue-list="list42554176"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0"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535887" text:continue-list="list42534737"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2554849" text:continue-numbering="true" text:style-name="диалог">
        <text:list-item>
          <text:p text:style-name="P88">Уже лучше.</text:p>
        </text:list-item>
        <text:list-item>
          <text:p text:style-name="P88">Ну это уже куда не шло!..</text:p>
        </text:list-item>
      </text:list>
      <text:p text:style-name="P12">Или:</text:p>
      <text:list xml:id="list42533414"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2550104"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548598"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2542846" text:continue-list="list42541645"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528760" text:continue-list="list42548598"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540250"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530176"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543535"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532609"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558710"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2536722"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537924" text:continue-numbering="true" text:style-name="диалог">
        <text:list-item>
          <text:p text:style-name="P88">Я вчера ходил в кино.</text:p>
        </text:list-item>
      </text:list>
      <text:p text:style-name="P12">Мы едем в за город отдыхать, он скажет:</text:p>
      <text:list xml:id="list42530770"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550198"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2552466"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544726"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2536500"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2545305"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553119"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2549096"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546227"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2551632"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541621"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546889"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541938"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534336"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545074"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541627"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537151"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528080"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2545151"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544337"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548715" text:continue-numbering="true" text:style-name="диалог">
        <text:list-item>
          <text:p text:style-name="P88">Неужели тебе нравятся такое общение!?</text:p>
        </text:list-item>
      </text:list>
      <text:p text:style-name="P25">Ответ всегда был один:</text:p>
      <text:list xml:id="list42545498"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2527364" text:continue-list="list42542846"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2544539" text:continue-list="list42545498"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2556890"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56147460492309611"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553612" text:continue-list="list42556890"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556006"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535302"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2532567"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543694"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2535792"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2527871"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2528554" text:continue-numbering="true" text:style-name="диалог">
        <text:list-item>
          <text:p text:style-name="P92">Пойдем купим тебе что-нибудь новое.</text:p>
        </text:list-item>
      </text:list>
      <text:p text:style-name="P3">Он отвечал:</text:p>
      <text:list xml:id="list42540051"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550088"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2540500"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2553322"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540519"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552044"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529770"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2551834"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528933"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527842"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2543870"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2539493"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2552440"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2530977"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2541939"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2558546"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2545200"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527190" text:continue-numbering="true" text:style-name="диалог">
        <text:list-item>
          <text:p text:style-name="P92">А я тут при чем?!</text:p>
        </text:list-item>
      </text:list>
      <text:p text:style-name="P3">Или:</text:p>
      <text:list xml:id="list42552084"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535681"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546616"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2530253"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546638"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529353"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2536929"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2542253"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2543490"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528136"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2538334"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2549217"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2541372"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2550710"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2532114"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2544468"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2535814"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2536512" text:continue-numbering="true" text:style-name="диалог">
        <text:list-item>
          <text:p text:style-name="P92">Но ведь было же!</text:p>
        </text:list-item>
      </text:list>
      <text:p text:style-name="P3">Но мне повторяли и повторяли:</text:p>
      <text:list xml:id="list42545039"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2535653"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551319"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548244"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2553814"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2540569"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2543280"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2545912"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528099" text:continue-numbering="true" text:style-name="диалог">
        <text:list-item>
          <text:p text:style-name="P92">Да все считают, что ты неадекватная!</text:p>
        </text:list-item>
      </text:list>
      <text:p text:style-name="P3">Или:</text:p>
      <text:list xml:id="list42527757"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531145"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2548515"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2555759"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2536370"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554216"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2541316"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2551663"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538036"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2549459"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551653"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2542298"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2537399" text:continue-list="list56147460492309611"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2529128" text:continue-list="list42542298"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546102"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535985"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2539598"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534983"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539172"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544961"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553639"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5503311"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2533607"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2555553"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2554876"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534734"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2551395"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2553983"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542807"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2533311"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2539376"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535074"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2551802"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2533918"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2539635" text:continue-list="list42537399"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2535851" text:continue-list="list42533918"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554385"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2548395"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2548146"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555801"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540720"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558472"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2550120"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2536846"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2550012" text:continue-numbering="true" text:style-name="диалог">
        <text:list-item>
          <text:p text:style-name="P92">Это я тебя заблокировал у нее на телефоне.</text:p>
        </text:list-item>
      </text:list>
      <text:p text:style-name="P3">И тут уже <text:span text:style-name="T1">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540298"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2548757"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2526932"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544296"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text:span><text:soft-page-break/><text:span text:style-name="T1">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2535919"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551576"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2544931" text:continue-numbering="true" text:style-name="диалог">
        <text:list-item>
          <text:p text:style-name="P92">Это тебе в голову солнышко припекло...</text:p>
        </text:list-item>
      </text:list>
      <text:p text:style-name="P3"><text:soft-page-break/>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text:soft-page-break/>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42555683"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text:soft-page-break/>Разговор начался с моего вопроса:</text:p>
      <text:list xml:id="list42526902"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2527614" text:continue-numbering="true" text:style-name="диалог">
        <text:list-item>
          <text:p text:style-name="P112"><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42532892"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text:soft-page-break/>рил, что ничего такого не сделал, всячески извивался, но потом сказал:</text:p>
      <text:list xml:id="list42538766"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text:soft-page-break/>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537160" text:continue-numbering="true" text:style-name="диалог">
        <text:list-item>
          <text:p text:style-name="P92">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oft-page-break/><text:span text:style-name="T23">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2529051" text:continue-numbering="true" text:style-name="диалог">
        <text:list-item>
          <text:p text:style-name="P92">Я тонко намекну, так сказать. И либо намек будет услышан, либо нет. — пишет он.</text:p>
        </text:list-item>
        <text:list-item>
          <text:p text:style-name="P92">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text:soft-page-break/>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text:soft-page-break/>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text:soft-page-break/>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2535962" text:continue-list="list42527364" text:style-name="список_20_перечисление">
        <text:list-item>
          <text:p text:style-name="P94">на людях — привязанность к жертве. Окружающие умиляются такой замечательной паре!</text:p>
        </text:list-item>
        <text:list-item>
          <text:p text:style-name="P94">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text:soft-page-break/>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text:soft-page-break/>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text:soft-page-break/>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text:soft-page-break/>*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555895" text:continue-list="list42529051" text:style-name="диалог">
        <text:list-item>
          <text:p text:style-name="P112"><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556386"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text:span><text:soft-page-break/><text:span text:style-name="T1">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text:soft-page-break/>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2531807" text:continue-numbering="true" text:style-name="диалог">
        <text:list-item>
          <text:p text:style-name="P92">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545708"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530361"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text:span><text:soft-page-break/><text:span text:style-name="T23">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 * *</text:p>
      <text:list xml:id="list42547238"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oft-page-break/><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2549079" text:continue-numbering="true" text:style-name="диалог">
        <text:list-item>
          <text:p text:style-name="P92">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text:span><text:soft-page-break/><text:span text:style-name="T23">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2540377"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text:soft-page-break/>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2555721"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2553746"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2539681" text:continue-numbering="true" text:style-name="диалог">
        <text:list-item>
          <text:p text:style-name="P92">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551084"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text:soft-page-break/>Вот еще несколько его реплик:</text:p>
      <text:list xml:id="list42537495"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551454"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2533990"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533747" text:continue-numbering="true" text:style-name="диалог">
        <text:list-item>
          <text:p text:style-name="P92">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548689"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2548254"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532155"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text:soft-page-break/>«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2531140"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2544328" text:continue-numbering="true" text:style-name="диалог">
        <text:list-item>
          <text:p text:style-name="P92">А я, блять, рад, что ты страдаешь от этой конченой квартиры...</text:p>
        </text:list-item>
        <text:list-item>
          <text:p text:style-name="P92">Да ты просто самое низкое, блять, существо!</text:p>
        </text:list-item>
        <text:list-item>
          <text:p text:style-name="P92">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2">Провались в ад, блять, к дьяволу самому и целуй его в задницу...</text:p>
        </text:list-item>
        <text:list-item>
          <text:p text:style-name="P92">Уебуй на хуй из моей жизни!</text:p>
        </text:list-item>
      </text:list>
      <text:p text:style-name="P3">И моя любимая:</text:p>
      <text:list xml:id="list42543723"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text:soft-page-break/>Но вот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531897" text:continue-numbering="true" text:style-name="диалог">
        <text:list-item>
          <text:p text:style-name="P92">Что, ручки из жопы?</text:p>
        </text:list-item>
      </text:list>
      <text:p text:style-name="P3">Или:</text:p>
      <text:list xml:id="list42544448"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554293" text:continue-list="list42535962"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3"><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2528192" text:continue-list="list42544448"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2535348"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74</dc:date><text:p text:style-name="P143"><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2533138"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2556687"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2555352"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2531955"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2552374" text:continue-numbering="true" text:style-name="диалог">
        <text:list-item>
          <text:p text:style-name="P116">Ты одна тут?</text:p>
        </text:list-item>
      </text:list>
      <text:p text:style-name="P29">И вы говорите, мол:</text:p>
      <text:list xml:id="list42528484"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2545382"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2536178"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2529290"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2531003"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2540463"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94375283624454104" text:style-name="L3">
        <text:list-header>
          <text:p text:style-name="P85"><text:s/>— А это как?</text:p>
          <text:p text:style-name="P85"><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4"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3187714108254017794"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2545921" text:continue-list="list42539635"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2792075009853805656"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2539275" text:continue-list="list42554293"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2540492"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4"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2545393"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4"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533255"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2526530" text:continue-list="list42545921"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82</dc:date><text:p text:style-name="P143"><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536806" text:continue-list="list42533255"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8149818904569006110"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4"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544117" text:continue-list="list42536806"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529950"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4"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1888689291179567544"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4"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2526765" text:continue-list="list42529950"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527674" text:continue-list="list42540463"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2545805"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2558961"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2532768"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2529968"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2530337"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2539837"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2536493"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2545991"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2540072"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2541874"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2543750"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2556128"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2558401"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2529932"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2538076"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2533131"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2552984"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2533722"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2550352"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2532204"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2553609"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2549397"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2548546" text:continue-numbering="true" text:style-name="диалог">
        <text:list-item>
          <text:p text:style-name="P92"><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2534396"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552710"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547196"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2533584"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2556269"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2557241"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549275"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2555674"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2539504"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2547181"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2528941"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2545607"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2533404"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2538279"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2554148"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527309"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2552870"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2537111"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2533253"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2549099"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2526549"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2553267"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2542969"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2539514"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2536889"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2555044"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2539425"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2539239"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2554394"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533471"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2530601"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2531961"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2555951"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2528269"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2535329"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2555096"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2557202"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2551221"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2555143"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542542"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531313"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2555418"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2539564"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4"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2547668"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2530569"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2549728"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538288"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2536509"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2557132"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2548202"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4"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2529386"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530524"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2532200"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552078"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2542965"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4"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2550959"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2532460"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548970"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4"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2536582"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2554350"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2528964"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4"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8014102406714629280"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039168102439670810"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2530322" text:continue-list="list42528964"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2543613"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2532174"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2551019"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2544486"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2550837"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2538106"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2542932"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2557127"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2528163"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2553833"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2541366"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2529518"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2558244"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2546650"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2539372" text:continue-numbering="true" text:style-name="диалог">
        <text:list-item>
          <text:p text:style-name="P92">Так будет лучше для нас.</text:p>
        </text:list-item>
      </text:list>
      <text:p text:style-name="P3">Или:</text:p>
      <text:list xml:id="list42551965"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2538642" text:continue-list="list42526530"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2531477" text:continue-list="list42538642"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2533823" text:continue-list="list42551965"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2558214"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21. Быть честным очень легко!</text:chapter></text:p>
      </style:header-left>
      <style:footer>
        <text:p text:style-name="Footer"/>
      </style:footer>
      <style:footer-left>
        <text:p text:style-name="Footer"><text:page-number text:select-page="current">292</text:page-number></text:p>
      </style:footer-left>
    </style:master-page>
    <style:master-page style:name="Right_20_Page" style:display-name="Right Page" style:page-layout-name="Mpm5" style:next-style-name="Left_20_Page">
      <style:header>
        <text:p text:style-name="MP1"><text:chapter text:display="name" text:outline-level="4"> Глава 21. Быть честным очень легко!</text:chapter> </text:p>
      </style:header>
      <style:footer>
        <text:p text:style-name="Footer"><text:page-number text:select-page="current">29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7-11T22:34:54.37</dc:date>
    <meta:editing-cycles>1265</meta:editing-cycles>
    <meta:editing-duration>P37DT9H50M44S</meta:editing-duration>
    <meta:document-statistic meta:table-count="1" meta:image-count="0" meta:object-count="0" meta:page-count="583" meta:paragraph-count="4221" meta:word-count="105101" meta:character-count="65894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